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/>
        </table:table-row>
        <table:table-row table:style-name="ro1" table:number-rows-repeated="11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14.75">
            <text:p>114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15.08.2020</text:date>, <text:time>20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</meta:editing-duration>
    <meta:editing-cycles>35</meta:editing-cycles>
    <meta:generator>OpenOffice/4.1.7$Win32 OpenOffice.org_project/417m1$Build-9800</meta:generator>
    <dc:date>2020-08-15T20:01:45.53</dc:date>
    <dc:creator>Coco </dc:creator>
    <meta:document-statistic meta:table-count="3" meta:cell-count="127" meta:object-count="0"/>
    <meta:user-defined meta:name="Info 1"/>
    <meta:user-defined meta:name="Info 2"/>
    <meta:user-defined meta:name="Info 3"/>
    <meta:user-defined meta:name="Info 4"/>
  </office:meta>
</office:document-meta>
</file>